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99C95946CF9A739C.jpg" manifest:media-type="image/jpeg"/>
  <manifest:file-entry manifest:full-path="Pictures/10000201000000FB0000009302F23364BD2027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28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99C95946CF9A739C.jpg" xlink:type="simple" xlink:show="embed" xlink:actuate="onLoad">
            <text:p/>
          </draw:image>
        </draw:frame>
        <draw:frame draw:style-name="gr2" draw:text-style-name="P6" draw:layer="layout" svg:width="19.431cm" svg:height="10.53cm" svg:x="4.277cm" svg:y="3.794cm">
          <draw:text-box>
            <text:p text:style-name="P2"><text:span text:style-name="T1">Jesus forgives a condemned woman</text:span></text:p>
            <text:p text:style-name="P3"><text:span text:style-name="T2">(John 8:1-11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5-22T15:24:24.917000000</dc:date>
    <meta:editing-duration>PT2H21M45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